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98in"/>
      <style:text-properties fo:color="#cccccc" loext:opacity="100%" style:font-name="Consolas" fo:font-size="10.5pt" fo:font-weight="normal" fo:background-color="#1f1f1f"/>
    </style:style>
    <style:style style:name="P2" style:family="paragraph" style:parent-style-name="Standard">
      <style:text-properties fo:font-size="11pt" style:font-size-asian="11pt" style:font-size-complex="11pt"/>
    </style:style>
    <style:style style:name="P3" style:family="paragraph" style:parent-style-name="Text_20_body">
      <style:text-properties officeooo:rsid="00063ad7" officeooo:paragraph-rsid="00063ad7"/>
    </style:style>
    <style:style style:name="P4" style:family="paragraph">
      <loext:graphic-properties draw:fill="solid" draw:fill-color="#eeeeee"/>
    </style:style>
    <style:style style:name="T1" style:family="text">
      <style:text-properties fo:color="#569cd6" loext:opacity="100%"/>
    </style:style>
    <style:style style:name="T2" style:family="text">
      <style:text-properties fo:color="#569cd6" loext:opacity="100%" style:font-name="Consolas" fo:font-size="10.5pt" fo:font-weight="normal"/>
    </style:style>
    <style:style style:name="T3" style:family="text">
      <style:text-properties fo:color="#4ec9b0" loext:opacity="100%"/>
    </style:style>
    <style:style style:name="T4" style:family="text">
      <style:text-properties fo:color="#4ec9b0" loext:opacity="100%" style:font-name="Consolas" fo:font-size="10.5pt" fo:font-weight="normal"/>
    </style:style>
    <style:style style:name="T5" style:family="text">
      <style:text-properties style:font-name="Consolas" fo:font-size="10.5pt" fo:font-weight="normal"/>
    </style:style>
    <style:style style:name="T6" style:family="text">
      <style:text-properties fo:color="#dcdcaa" loext:opacity="100%" style:font-name="Consolas" fo:font-size="10.5pt" fo:font-weight="normal"/>
    </style:style>
    <style:style style:name="T7" style:family="text">
      <style:text-properties fo:color="#9cdcfe" loext:opacity="100%"/>
    </style:style>
    <style:style style:name="T8" style:family="text">
      <style:text-properties fo:color="#9cdcfe" loext:opacity="100%" style:font-name="Consolas" fo:font-size="10.5pt" fo:font-weight="normal"/>
    </style:style>
    <style:style style:name="T9" style:family="text">
      <style:text-properties fo:color="#d4d4d4" loext:opacity="100%"/>
    </style:style>
    <style:style style:name="T10" style:family="text">
      <style:text-properties fo:color="#d4d4d4" loext:opacity="100%" style:font-name="Consolas" fo:font-size="10.5pt" fo:font-weight="normal"/>
    </style:style>
    <style:style style:name="T11" style:family="text">
      <style:text-properties fo:color="#ce9178" loext:opacity="100%"/>
    </style:style>
    <style:style style:name="T12" style:family="text">
      <style:text-properties fo:color="#ce9178" loext:opacity="100%" style:font-name="Consolas" fo:font-size="10.5pt" fo:font-weight="normal"/>
    </style:style>
    <style:style style:name="T13" style:family="text">
      <style:text-properties fo:color="#c586c0" loext:opacity="100%"/>
    </style:style>
    <style:style style:name="T14" style:family="text">
      <style:text-properties fo:color="#c586c0" loext:opacity="100%" style:font-name="Consolas" fo:font-size="10.5pt" fo:font-weight="normal"/>
    </style:style>
    <style:style style:name="T15" style:family="text">
      <style:text-properties fo:color="#6a9955" loext:opacity="100%" style:font-name="Consolas" fo:font-size="10.5pt" fo:font-weight="normal"/>
    </style:style>
    <style:style style:name="T16" style:family="text">
      <style:text-properties fo:color="#b5cea8" loext:opacity="100%" style:font-name="Consolas" fo:font-size="10.5pt" fo:font-weight="normal"/>
    </style:style>
    <style:style style:name="T17" style:family="text">
      <style:text-properties fo:color="#d7ba7d" loext:opacity="100%" style:font-name="Consolas" fo:font-size="10.5pt" fo:font-weight="normal"/>
    </style:style>
    <style:style style:name="T18" style:family="text">
      <style:text-properties fo:font-size="11pt" style:font-size-asian="10pt" style:font-size-complex="11pt"/>
    </style:style>
    <style:style style:name="gr1" style:family="graphic">
      <style:graphic-properties draw:stroke="dash" draw:stroke-dash="Dash" svg:stroke-color="#000000" svg:stroke-linecap="butt" draw:fill="solid" draw:fill-color="#eeeeee" fo:min-height="1.4898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Practical No 7</text:p>
      <text:h text:style-name="Heading_20_3" text:outline-level="3">Aim : Write A Program To Implement Binary Search Tree (BST)</text:h>
      <text:p text:style-name="P2">class Node:</text:p>
      <text:p text:style-name="P2">    def __init__(self, key):</text:p>
      <text:p text:style-name="P2">        self.key = key</text:p>
      <text:p text:style-name="P2">        self.left = None</text:p>
      <text:p text:style-name="P2">        self.right = None</text:p>
      <text:p text:style-name="P2"/>
      <text:p text:style-name="P2">class BST:</text:p>
      <text:p text:style-name="P2">    def __init__(self):</text:p>
      <text:p text:style-name="P2">        self.root = None</text:p>
      <text:p text:style-name="P2"/>
      <text:p text:style-name="P2">    def insert(self, key):</text:p>
      <text:p text:style-name="P2">        """Insert a new node into the BST."""</text:p>
      <text:p text:style-name="P2">        if self.root is None:</text:p>
      <text:p text:style-name="P2">            self.root = Node(key)</text:p>
      <text:p text:style-name="P2">        else:</text:p>
      <text:p text:style-name="P2">            self._insert(self.root, key)</text:p>
      <text:p text:style-name="P2"/>
      <text:p text:style-name="P2">    def _insert(self, root, key):</text:p>
      <text:p text:style-name="P2">        if key &lt; root.key:</text:p>
      <text:p text:style-name="P2">            if root.left is None:</text:p>
      <text:p text:style-name="P2">                root.left = Node(key)</text:p>
      <text:p text:style-name="P2">            else:</text:p>
      <text:p text:style-name="P2">                self._insert(root.left, key)</text:p>
      <text:p text:style-name="P2">        else:</text:p>
      <text:p text:style-name="P2">            if root.right is None:</text:p>
      <text:p text:style-name="P2">                root.right = Node(key)</text:p>
      <text:p text:style-name="P2">            else:</text:p>
      <text:p text:style-name="P2">                self._insert(root.right, key)</text:p>
      <text:p text:style-name="P2"/>
      <text:p text:style-name="P2">    # Traversals</text:p>
      <text:p text:style-name="P2">    def inorder(self, root):</text:p>
      <text:p text:style-name="P2">        """Left → Root → Right"""</text:p>
      <text:p text:style-name="P2">        return self.inorder(root.left) + [root.key] + self.inorder(root.right) if root else []</text:p>
      <text:p text:style-name="P2"/>
      <text:p text:style-name="P2">    def preorder(self, root):</text:p>
      <text:p text:style-name="P2">        """Root → Left → Right"""</text:p>
      <text:p text:style-name="P2">        return [root.key] + self.preorder(root.left) + self.preorder(root.right) if root else []</text:p>
      <text:p text:style-name="P2"/>
      <text:p text:style-name="P2">    def postorder(self, root):</text:p>
      <text:p text:style-name="P2">        """Left → Right → Root"""</text:p>
      <text:p text:style-name="P2">        return self.postorder(root.left) + self.postorder(root.right) + [root.key] if root else []</text:p>
      <text:p text:style-name="P2"/>
      <text:p text:style-name="P2"># Example Usage</text:p>
      <text:p text:style-name="P2">if __name__ == "__main__":</text:p>
      <text:p text:style-name="P2">    # Dataset</text:p>
      <text:p text:style-name="P2">    dataset = [50, 30, 20, 40, 70, 60, 80]</text:p>
      <text:p text:style-name="P2"/>
      <text:p text:style-name="P2"><text:soft-page-break/>    bst = BST()</text:p>
      <text:p text:style-name="P2">    for value in dataset:</text:p>
      <text:p text:style-name="P2">        bst.insert(value)</text:p>
      <text:p text:style-name="P2"/>
      <text:p text:style-name="P2">    print("Dataset:", dataset)</text:p>
      <text:p text:style-name="P2">    print("\n--- Tree Traversals ---")</text:p>
      <text:p text:style-name="P2">    print("In-order Traversal   :", bst.inorder(bst.root))</text:p>
      <text:p text:style-name="P2">    print("Pre-order Traversal  :", bst.preorder(bst.root))</text:p>
      <text:p text:style-name="P2">    print("Post-order Traversal :", bst.postorder(bst.root))</text:p>
      <text:p text:style-name="P2"/>
      <text:p text:style-name="P2">    print("\nSorted sequence (from in-order):", bst.inorder(bst.root))</text:p>
      <text:p text:style-name="P1"><draw:frame text:anchor-type="paragraph" draw:z-index="0" draw:name="Text Frame 1" draw:style-name="gr1" draw:text-style-name="P4" svg:width="5.7087in" svg:height="1.4898in" svg:x="0.0563in" svg:y="0.1563in"><draw:text-box><text:p><text:span text:style-name="T18">Dataset: [50, 30, 20, 40, 70, 60, 80]</text:span></text:p><text:p/><text:p><text:span text:style-name="T18">--- Tree Traversals ---</text:span></text:p><text:p><text:span text:style-name="T18">In-order Traversal <text:s text:c="2"/>: [20, 30, 40, 50, 60, 70, 80]</text:span></text:p><text:p><text:span text:style-name="T18">Pre-order Traversal <text:s/>: [50, 30, 20, 40, 70, 60, 80]</text:span></text:p><text:p><text:span text:style-name="T18">Post-order Traversal : [20, 40, 30, 60, 80, 70, 50]</text:span></text:p><text:p/><text:p><text:span text:style-name="T18">Sorted sequence (from in-order): [20, 30, 40, 50, 60, 70, 80]</text:span></text:p></draw:text-box></draw:frame></text:p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stroke-dash draw:name="Dash" draw:style="rect" draw:dots1="1" draw:dots1-length="300%" draw:distance="1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9-20T22:10:11.751000000</meta:creation-date>
    <dc:date>2025-09-20T22:14:33.149000000</dc:date>
    <meta:editing-duration>PT4M21S</meta:editing-duration>
    <meta:editing-cycles>1</meta:editing-cycles>
    <meta:document-statistic meta:table-count="0" meta:image-count="0" meta:object-count="0" meta:page-count="2" meta:paragraph-count="50" meta:word-count="190" meta:character-count="1729" meta:non-whitespace-character-count="1251"/>
    <meta:generator>LibreOffice/24.2.5.2$Windows_X86_64 LibreOffice_project/bffef4ea93e59bebbeaf7f431bb02b1a39ee8a59</meta:generator>
  </office:meta>
</office:document-meta>
</file>